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POWER([.$A1];2) * 100" office:value-type="float" office:value="100">
            <text:p>100</text:p>
          </table:table-cell>
          <table:table-cell table:number-columns-repeated="2"/>
          <table:table-cell table:formula="of:=SQRT(1/100)" office:value-type="float" office:value="0.1">
            <text:p>0.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POWER([.$A2];2) * 100" office:value-type="float" office:value="400">
            <text:p>40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POWER([.$A3];2) * 100" office:value-type="float" office:value="900">
            <text:p>90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POWER([.$A4];2) * 100" office:value-type="float" office:value="1600">
            <text:p>160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POWER([.$A5];2) * 100" office:value-type="float" office:value="2500">
            <text:p>250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POWER([.$A6];2) * 100" office:value-type="float" office:value="3600">
            <text:p>360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POWER([.$A7];2) * 100" office:value-type="float" office:value="4900">
            <text:p>4900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POWER([.$A8];2) * 100" office:value-type="float" office:value="6400">
            <text:p>6400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POWER([.$A9];2) * 100" office:value-type="float" office:value="8100">
            <text:p>8100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POWER([.$A10];2) * 100" office:value-type="float" office:value="10000">
            <text:p>10000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POWER([.$A11];2) * 100" office:value-type="float" office:value="22500">
            <text:p>22500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POWER([.$A12];2) * 100" office:value-type="float" office:value="40000">
            <text:p>40000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formula="of:=POWER([.$A13];2) * 100" office:value-type="float" office:value="62500">
            <text:p>62500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formula="of:=POWER([.$A14];2) * 100" office:value-type="float" office:value="90000">
            <text:p>90000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table:formula="of:=POWER([.$A15];2) * 100" office:value-type="float" office:value="122500">
            <text:p>122500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table:formula="of:=POWER([.$A16];2) * 100" office:value-type="float" office:value="160000">
            <text:p>160000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table:formula="of:=POWER([.$A17];2) * 100" office:value-type="float" office:value="250000">
            <text:p>250000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table:formula="of:=POWER([.$A18];2) * 100" office:value-type="float" office:value="360000">
            <text:p>360000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table:formula="of:=POWER([.$A19];2) * 100" office:value-type="float" office:value="490000">
            <text:p>490000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table:formula="of:=POWER([.$A20];2) * 100" office:value-type="float" office:value="1000000">
            <text:p>100000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9">12/29/2010</text:date>, <text:time>22:2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 Palm</meta:initial-creator>
    <meta:creation-date>2010-12-29T11:27:06</meta:creation-date>
    <dc:date>2010-12-29T22:29:42</dc:date>
    <dc:creator>Dan Palm</dc:creator>
    <meta:editing-duration>PT01H00M27S</meta:editing-duration>
    <meta:editing-cycles>2</meta:editing-cycles>
    <meta:generator>OpenOffice.org/3.2$Unix OpenOffice.org_project/320m19$Build-9505</meta:generator>
    <meta:document-statistic meta:table-count="3" meta:cell-count="41" meta:object-count="0"/>
  </office:meta>
</office:document-meta>
</file>